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8.467cm" style:rel-column-width="32768*"/>
    </style:style>
    <style:style style:name="Tabla4.B" style:family="table-column">
      <style:table-column-properties style:column-width="8.467cm" style:rel-column-width="32767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style:vertical-align="middle" fo:background-color="#cfe7f5" fo:padding="0.097cm" fo:border-left="none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59c19d" style:font-size-asian="10pt" style:font-size-complex="10pt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663172" style:font-size-asian="10pt" style:font-size-complex="10pt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fo:font-weight="bold" officeooo:paragraph-rsid="006b9129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" fo:font-size="10pt" fo:font-weight="bold" officeooo:rsid="006b9129" officeooo:paragraph-rsid="006b9129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fo:font-weight="bold" officeooo:rsid="006b9129" officeooo:paragraph-rsid="006b9129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fo:font-weight="bold" officeooo:rsid="006b9129" officeooo:paragraph-rsid="00748fa6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" fo:font-size="13pt" fo:font-style="italic" fo:font-weight="bold" officeooo:rsid="0045ec7f" officeooo:paragraph-rsid="00766080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232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4d4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2c9c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631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.5pt" fo:font-style="normal" fo:text-shadow="none" style:text-underline-style="none" fo:font-weight="normal" officeooo:rsid="00748fa6" officeooo:paragraph-rsid="00748fa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font-name="Arial" fo:font-size="10pt" officeooo:rsid="006e4427" officeooo:paragraph-rsid="006f2afd" style:font-size-asian="10pt" style:font-size-complex="10pt"/>
    </style:style>
    <style:style style:name="P19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font-name="Arial" fo:font-size="10pt" officeooo:paragraph-rsid="0072c9c5" style:font-size-asian="10pt" style:font-size-complex="10pt"/>
    </style:style>
    <style:style style:name="P20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2a6099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b9129" officeooo:paragraph-rsid="0072c9c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officeooo:paragraph-rsid="006f2afd" style:font-size-asian="10pt" style:font-size-complex="10pt"/>
    </style:style>
    <style:style style:name="P22" style:family="paragraph" style:parent-style-name="Text_20_body">
      <style:paragraph-properties fo:margin-top="0cm" fo:margin-bottom="0.21cm" style:contextual-spacing="false" fo:text-align="justify" style:justify-single-word="false"/>
      <style:text-properties officeooo:paragraph-rsid="007e2812"/>
    </style:style>
    <style:style style:name="P23" style:family="paragraph" style:parent-style-name="Standard">
      <style:paragraph-properties fo:margin-top="0cm" fo:margin-bottom="0.21cm" style:contextual-spacing="false"/>
      <style:text-properties style:font-name="Arial" fo:font-size="10pt" fo:font-weight="normal" officeooo:paragraph-rsid="0067ea2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6b9129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6f2afd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756401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784a5a" officeooo:paragraph-rsid="00784a5a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784a5a" fo:background-color="transparent" style:font-size-asian="10pt" style:font-weight-asian="normal" style:font-size-complex="10pt" style:font-weight-complex="normal"/>
    </style:style>
    <style:style style:name="P2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761a52" style:font-size-asian="10pt" style:font-name-complex="Arial3" style:font-size-complex="10pt"/>
    </style:style>
    <style:style style:name="P30" style:family="paragraph" style:parent-style-name="Text_20_body_20__28_user_29_">
      <style:paragraph-properties fo:margin-left="0cm" fo:margin-right="0.774cm" fo:margin-top="0cm" fo:margin-bottom="0.21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61a52" fo:background-color="transparent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rsid="001541bd" officeooo:paragraph-rsid="007bead6" style:text-blinking="false" fo:background-color="transparent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2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7f841a" fo:background-color="transparent" style:font-size-asian="10pt" style:font-weight-asian="normal" style:font-size-complex="10pt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" fo:font-size="10pt" fo:letter-spacing="normal" officeooo:rsid="0045ec7f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2" fo:letter-spacing="-0.004cm" fo:language="es" fo:country="ES" fo:font-style="normal" fo:text-shadow="none" style:text-underline-style="none" fo:font-weight="normal" officeooo:rsid="00040fc1" fo:background-color="transparent" loext:char-shading-value="0" style:font-style-asian="normal" style:font-weight-asian="normal" style:font-name-complex="Arial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bold" officeooo:rsid="001541bd" style:text-blinking="false" fo:background-color="transparent" loext:char-shading-value="0" style:font-name-asian="Verdana" style:font-size-asian="10pt" style:font-style-asian="normal" style:font-weight-asian="bold" style:font-name-complex="Arial3" style:font-size-complex="10pt" style:language-complex="ar" style:country-complex="SA" style:font-style-complex="normal" style:font-weight-complex="bold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rsid="001541bd" style:text-blinking="false" fo:background-color="transparent" loext:char-shading-value="0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officeooo:rsid="0072c9c5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20ab2" style:font-style-asian="normal" style:font-style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5ec7f" style:font-style-asian="normal" style:font-style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e53cf" style:font-style-asian="normal" style:font-style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748fa6" style:font-style-asian="normal" style:font-style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b9129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48fa6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5d8b3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fo:font-weight="normal" style:font-weight-asian="normal" style:font-weight-complex="normal"/>
    </style:style>
    <style:style style:name="T19" style:family="text">
      <style:text-properties style:use-window-font-color="true" loext:opacity="0%" fo:font-weight="normal" officeooo:rsid="0045ec7f" style:font-weight-asian="normal" style:font-weight-complex="normal"/>
    </style:style>
    <style:style style:name="T20" style:family="text">
      <style:text-properties style:use-window-font-color="true" loext:opacity="0%" fo:font-weight="normal" officeooo:rsid="00760bdd" style:font-weight-asian="normal" style:font-weight-complex="normal"/>
    </style:style>
    <style:style style:name="T21" style:family="text">
      <style:text-properties style:use-window-font-color="true" loext:opacity="0%" fo:font-weight="normal" officeooo:rsid="006f2afd" style:font-weight-asian="normal" style:font-weight-complex="normal"/>
    </style:style>
    <style:style style:name="T22" style:family="text">
      <style:text-properties style:font-name="Arial" fo:font-size="10pt" officeooo:rsid="0045ec7f" style:font-size-asian="10pt" style:font-size-complex="10pt"/>
    </style:style>
    <style:style style:name="T23" style:family="text">
      <style:text-properties officeooo:rsid="00691e67"/>
    </style:style>
    <style:style style:name="T24" style:family="text">
      <style:text-properties officeooo:rsid="0042294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72c9c5" style:font-weight-asian="normal" style:font-weight-complex="normal"/>
    </style:style>
    <style:style style:name="T27" style:family="text">
      <style:text-properties fo:color="#2a6099" loext:opacity="100%" fo:font-weight="bold" style:font-weight-asian="bold" style:font-weight-complex="bold"/>
    </style:style>
    <style:style style:name="T28" style:family="text">
      <style:text-properties fo:color="#2a6099" loext:opacity="100%" fo:font-weight="bold" officeooo:rsid="0072c9c5" style:font-weight-asian="bold" style:font-weight-complex="bold"/>
    </style:style>
    <style:style style:name="T29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45ec7f" style:font-style-asian="normal" style:font-weight-asian="bold" style:font-style-complex="normal" style:font-weight-complex="bold" style:text-overline-style="none" style:text-overline-color="font-color"/>
    </style:style>
    <style:style style:name="T30" style:family="text">
      <style:text-properties fo:color="#2a6099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bold" officeooo:rsid="00645c7b" style:text-blinking="false" fo:background-color="transparent" loext:char-shading-value="0" style:font-name-asian="Verdana" style:font-size-asian="10pt" style:font-style-asian="normal" style:font-weight-asian="bold" style:font-name-complex="Arial3" style:font-size-complex="10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fo:color="#2a6099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bold" officeooo:rsid="006f6986" style:text-blinking="false" fo:background-color="transparent" loext:char-shading-value="0" style:font-name-asian="Verdana" style:font-size-asian="10pt" style:font-style-asian="normal" style:font-weight-asian="bold" style:font-name-complex="Arial3" style:font-size-complex="10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officeooo:rsid="0072c9c5"/>
    </style:style>
    <style:style style:name="T33" style:family="text">
      <style:text-properties officeooo:rsid="00713492"/>
    </style:style>
    <style:style style:name="T34" style:family="text">
      <style:text-properties officeooo:rsid="00748fa6"/>
    </style:style>
    <style:style style:name="T35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36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37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8" style:family="text">
      <style:text-properties fo:font-weight="bold" officeooo:rsid="00149f96" style:font-weight-asian="bold" style:font-weight-complex="bold"/>
    </style:style>
    <style:style style:name="T39" style:family="text">
      <style:text-properties fo:font-weight="bold" officeooo:rsid="0024a0da" style:font-weight-asian="bold" style:font-weight-complex="bold"/>
    </style:style>
    <style:style style:name="T40" style:family="text">
      <style:text-properties fo:font-weight="bold" officeooo:rsid="00691e67" style:font-weight-asian="bold" style:font-weight-complex="bold"/>
    </style:style>
    <style:style style:name="T41" style:family="text">
      <style:text-properties fo:font-weight="bold" officeooo:rsid="00422941" style:font-weight-asian="bold" style:font-weight-complex="bold"/>
    </style:style>
    <style:style style:name="T42" style:family="text">
      <style:text-properties officeooo:rsid="007f841a"/>
    </style:style>
    <style:style style:name="T43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UERDO DE <text:span text:style-name="T32">MODIFICACIÓN</text:span> DE MEDIDAS PROVISIONALES</text:p>
      <text:p text:style-name="P12"/>
      <text:p text:style-name="P13">Número de expediente: <text:span text:style-name="T1">$$V_NUMEXP$$</text:span> </text:p>
      <text:p text:style-name="P16"><text:span text:style-name="Fuente_20_de_20_párrafo_20_predeter."><text:span text:style-name="T22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22"> </text:span></text:span></text:p>
      <text:p text:style-name="P23"><text:span text:style-name="T10">Fecha: </text:span><text:span text:style-name="T11">$$DIA_SISTEMA$$ </text:span><text:span text:style-name="T12">de</text:span><text:span text:style-name="T11"> $$MES_SISTEMA$$ </text:span><text:span text:style-name="T12">de </text:span><text:span text:style-name="T11">$$EJERCICIO_SISTEMA$$</text:span></text:p>
      <text:p text:style-name="P22"><text:span text:style-name="T30">[En caso de que se haya iniciado </text:span><text:span text:style-name="T31">a instancia de parte</text:span><text:span text:style-name="T30">]</text:span><text:span text:style-name="T8">Con</text:span><text:span text:style-name="T7"> </text:span><text:span text:style-name="T8">fecha $$DIA_REGISTRO_SOLIC$$ de $$MES_REGISTRO_SOLIC$$ de $$EJERCICIO_REGISTRO_SOLIC$$ se presentó solicitud por <text:s/>$$INTERESADO_PRESENTACION$$.</text:span></text:p>
      <text:p text:style-name="P31">En dicho escrito se solicitaba $$SOLICITUD$$.</text:p>
      <text:p text:style-name="P20"><text:span text:style-name="T33">[En caso de que se haya iniciado de oficio]</text:span><text:span text:style-name="T19">Con relación al </text:span><text:span text:style-name="T20">p</text:span><text:span text:style-name="T19">rocedimiento de referencia </text:span><text:span text:style-name="T18">que se </text:span><text:span text:style-name="T21">instruye</text:span><text:span text:style-name="T19"> en $$ESTE_ART$$ $$AYUNTAMIENTO$$ por los siguientes hechos: 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6"><text:span text:style-name="T42">H</text:span><text:span text:style-name="T23">echos ocurridos</text:span></text:p>
          </table:table-cell>
        </table:table-row>
        <table:table-row table:style-name="TableLine1540038856656">
          <table:table-cell table:style-name="Tabla1.A2" office:value-type="string">
            <text:p text:style-name="P32"><text:text-input text:description="JOOScript">${(datos.att0)!}</text:text-input><text:span text:style-name="T39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4"><text:s text:c="2"/></text:p>
      <text:p text:style-name="P18"><text:span text:style-name="T27">[En caso de solicitarse la </text:span><text:span text:style-name="T28">modificación de</text:span><text:span text:style-name="T27"> medidas a instancia de parte]</text:span><text:span text:style-name="T3">Vista la solicitud de fecha $$FECHA_SOL_MOD_MED$$ por la que se pide la </text:span><text:span text:style-name="T9">modificación</text:span><text:span text:style-name="T3"> de las siguientes medidas provisionales: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5"><text:span text:style-name="T42">M</text:span><text:span text:style-name="T24">edidas provisionales a modificar</text:span></text:p>
          </table:table-cell>
          <table:table-cell table:style-name="Tabla4.B1" office:value-type="string">
            <text:p text:style-name="P27">Fecha de adopción de las medidas</text:p>
          </table:table-cell>
        </table:table-row>
        <table:table-row table:style-name="TableLine1540080702400">
          <table:table-cell table:style-name="Tabla4.A2" office:value-type="string">
            <text:p text:style-name="P32"><text:text-input text:description="JOOScript">${(datos.att0)!}</text:text-input><text:span text:style-name="T39"><text:script script:language="JOOScript">&lt;jooscript&gt;
&lt;insert-around element="table:table-row"&gt;
[#if MED_PROV_SOL_MOD??]
[#assign MED_PROV_SOL_MOD_AUXILIAR=MED_PROV_SOL_MOD]
[/#if]
[#if TAB_MED_PROV_SOL_MOD??]
[#assign MED_PROV_SOL_MOD_AUXILIAR=TAB_MED_PROV_SOL_MOD]
[/#if]
[#if MED_PROV_SOL_MOD_AUXILIAR?? &amp;amp;&amp;amp; MED_PROV_SOL_MOD_AUXILIAR?is_enumerable]
[#list MED_PROV_SOL_MOD_AUXILIAR as datos]
&lt;content/&gt;
[/#list]
[/#if]
&lt;/insert-around&gt;
&lt;/jooscript&gt;
</text:script></text:span></text:p>
          </table:table-cell>
          <table:table-cell table:style-name="Tabla4.B2" office:value-type="string">
            <text:p text:style-name="P28"><text:text-input text:description="JOOScript">${(datos.att1)!}</text:text-input></text:p>
          </table:table-cell>
        </table:table-row>
      </table:table>
      <text:p text:style-name="P21"/>
      <text:p text:style-name="P19"><text:span text:style-name="T3">Considerando el artículo 56.</text:span><text:span text:style-name="T9">5</text:span><text:span text:style-name="T3"> de la Ley 39/2015, de 1 de octubre, del Procedimiento Administrativo Común de las Administraciones Públicas, donde se recoge que: “</text:span><text:span text:style-name="T4">Las medidas provisionales podrán ser alzadas o modificadas durante la tramitación del procedimiento, de oficio o a instancia de parte, en virtud de circunstancias sobrevenidas o que no pudieron ser tenidas en cuenta en el momento de su adopción.</text:span></text:p>
      <text:p text:style-name="P19"><text:span text:style-name="T4">En todo caso, se extinguirán cuando surta efectos la resolución administrativa que ponga fin al procedimiento correspondiente</text:span><text:span text:style-name="T3">”.</text:span></text:p>
      <text:p text:style-name="P5">Considerando que concurren las siguientes circunstancias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<text:span text:style-name="T42">R</text:span><text:span text:style-name="T24">azones</text:span></text:p>
          </table:table-cell>
        </table:table-row>
        <table:table-row table:style-name="TableLine1540080696960">
          <table:table-cell table:style-name="Tabla3.A2" office:value-type="string">
            <text:p text:style-name="P32"><text:text-input text:description="JOOScript">${(datos.att0)!}</text:text-input><text:span text:style-name="T39"><text:script script:language="JOOScript">&lt;jooscript&gt;
&lt;insert-around element="table:table-row"&gt;
[#if RAZONES_MOD_MED_PROV??]
[#assign RAZONES_MOD_MED_PROV_AUXILIAR=RAZONES_MOD_MED_PROV]
[/#if]
[#if TAB_RAZONES_MOD_MED_PROV??]
[#assign RAZONES_MOD_MED_PROV_AUXILIAR=TAB_RAZONES_MOD_MED_PROV]
[/#if]
[#if RAZONES_MOD_MED_PROV_AUXILIAR?? &amp;amp;&amp;amp; RAZONES_MOD_MED_PROV_AUXILIAR?is_enumerable]
[#list RAZONES_MOD_MED_PROV_AUXILIAR as datos]
&lt;content/&gt;
[/#list]
[/#if]
&lt;/insert-around&gt;
&lt;/jooscript&gt;
</text:script></text:span></text:p>
          </table:table-cell>
        </table:table-row>
      </table:table>
      <text:p text:style-name="P7"/>
      <text:p text:style-name="P8">ACUERDO</text:p>
      <text:p text:style-name="P9"><text:span text:style-name="T34">PRIMERO</text:span>.-<text:span text:style-name="T25"> </text:span><text:span text:style-name="T26">Modificar</text:span><text:span text:style-name="T25"> las siguientes medidas provisionales: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<text:span text:style-name="T42">M</text:span><text:span text:style-name="T24">edidas provisionales</text:span></text:p>
          </table:table-cell>
        </table:table-row>
        <table:table-row table:style-name="TableLine1540080705120">
          <table:table-cell table:style-name="Tabla2.A2" office:value-type="string">
            <text:p text:style-name="P32"><text:text-input text:description="JOOScript">${(datos.att0)!}</text:text-input><text:span text:style-name="T39"><text:script script:language="JOOScript">&lt;jooscript&gt;
&lt;insert-around element="table:table-row"&gt;
[#if MED_PROV_MOD??]
[#assign MED_PROV_MOD_AUXILIAR=MED_PROV_MOD]
[/#if]
[#if TAB_MED_PROV_MOD??]
[#assign MED_PROV_MOD_AUXILIAR=TAB_MED_PROV_MOD]
[/#if]
[#if MED_PROV_MOD_AUXILIAR?? &amp;amp;&amp;amp; MED_PROV_MOD_AUXILIAR?is_enumerable]
[#list MED_PROV_MOD_AUXILIAR as datos]
&lt;content/&gt;
[/#list]
[/#if]
&lt;/insert-around&gt;
&lt;/jooscript&gt;
</text:script></text:span></text:p>
          </table:table-cell>
        </table:table-row>
      </table:table>
      <text:p text:style-name="P15"/>
      <text:p text:style-name="P6"><text:span text:style-name="T29">[En caso de actos que por no ser personalísimos puedan ser realizados por sujetos distintos del obligado]</text:span><text:span text:style-name="T14">De conformidad con el artículo 102 de la Ley 39/2015</text:span><text:span text:style-name="T5">, de 1 de octubre,</text:span><text:span text:style-name="T14"> se le advierte que, de no cumplir voluntariamente las mismas </text:span><text:span text:style-name="T17">podrá procederse</text:span><text:span text:style-name="T14"> a su ejecución subsidiaria </text:span><text:span text:style-name="T15">a costa del/la interesado/a</text:span><text:span text:style-name="T14">.</text:span></text:p>
      <text:p text:style-name="P10"><text:span text:style-name="T13">SEGUNDO</text:span><text:span text:style-name="T11">.- </text:span><text:span text:style-name="T16">Notificar el presente acuerdo a los/las interesados/as.</text:span></text:p>
      <text:p text:style-name="P17"><text:soft-page-break/></text:p>
      <text:p text:style-name="P29"><text:span text:style-name="Fuente_20_de_20_párrafo_20_predeter."><text:span text:style-name="T35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36"><text:text-input text:description="JOOScript">${(FIRMANTES_FDO_AUXILIAR)!}</text:text-input></text:span></text:span><text:span text:style-name="T38"><text:s/></text:span><text:span text:style-name="Fuente_20_de_20_párrafo_20_predeter."><text:span text:style-name="T37"><text:text-input text:description="JOOScript">${(FIRMANTES_AUXILIAR)!}</text:text-input></text:span></text:span><text:span text:style-name="Fuente_20_de_20_párrafo_20_predeter."><text:span text:style-name="T37"><text:s/></text:span></text:span></text:p>
      <text:p text:style-name="P30"><text:span text:style-name="Fuente_20_de_20_párrafo_20_predeter."><text:span text:style-name="T6"><text:text-input text:description="JOOScript">${(FIRMANTE_DELEGACION_AUXILIAR)!}</text:text-input></text:span></text:span><text:span text:style-name="Fuente_20_de_20_párrafo_20_predeter."><text:span text:style-name="T6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text-properties style:font-name="Arial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language>es-ES</dc:language>
    <meta:editing-cycles>1</meta:editing-cycles>
    <meta:editing-duration>P0D</meta:editing-duration>
    <meta:document-statistic meta:table-count="4" meta:image-count="0" meta:object-count="0" meta:page-count="2" meta:paragraph-count="34" meta:word-count="298" meta:character-count="2230" meta:non-whitespace-character-count="1972"/>
  </office:meta>
</office:document-meta>
</file>